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rsid="00231029" officeooo:paragraph-rsid="00231029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rsid="0024543c" officeooo:paragraph-rsid="0024543c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rsid="00231029" officeooo:paragraph-rsid="00231029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1d3a"/>
    </style:style>
    <style:style style:name="T4" style:family="text">
      <style:text-properties officeooo:rsid="001a7131"/>
    </style:style>
    <style:style style:name="T5" style:family="text">
      <style:text-properties officeooo:rsid="001ae2b7"/>
    </style:style>
    <style:style style:name="T6" style:family="text">
      <style:text-properties officeooo:rsid="00231029"/>
    </style:style>
    <style:style style:name="T7" style:family="text">
      <style:text-properties officeooo:rsid="002454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Касперов Андрей</text:span><text:span text:style-name="T1"> (</text:span><text:span text:style-name="T7">21</text:span><text:span text:style-name="T1">.</text:span><text:span text:style-name="T3">0</text:span><text:span text:style-name="T5">2</text:span><text:span text:style-name="T1">.201</text:span><text:span text:style-name="T4">1</text:span><text:span text:style-name="T1">)</text:span></text:h>
      <text:list xml:id="list1182111441" text:style-name="L1">
        <text:list-item>
          <text:p text:style-name="P3">Дано последовательность цифр, заканчивающаяся нулём (вводится с клавиатуры). Сформировать число, состоящее из этих цифр, начиная с разряда единиц.</text:p>
        </text:list-item>
        <text:list-item>
          <text:p text:style-name="P1">Напишите процедуру CharInCircleOut(x,y: integer; c: char), которая выводит переданный ей символ в центре круга.</text:p>
        </text:list-item>
        <text:list-item>
          <text:p text:style-name="P2">Дан массив целых чисел. Сдвинуть его элементы влево на <text:span text:style-name="T2">k</text:span> позиций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Unix OpenOffice.org_project/320m19$Build-9505</meta:generator>
    <dc:date>2011-02-21T08:29:29</dc:date>
    <dc:creator>Vitaly Bragilevskiy</dc:creator>
    <meta:editing-duration>PT01H58M31S</meta:editing-duration>
    <meta:editing-cycles>20</meta:editing-cycles>
    <meta:document-statistic meta:table-count="0" meta:image-count="0" meta:object-count="0" meta:page-count="1" meta:paragraph-count="4" meta:word-count="49" meta:character-count="357"/>
  </office:meta>
</office:document-meta>
</file>